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6ac0" officeooo:paragraph-rsid="000aa6d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f73e" officeooo:paragraph-rsid="000aa6d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bbfe4" officeooo:paragraph-rsid="000aa6d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ec3ae" officeooo:paragraph-rsid="000aa6d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120c" officeooo:paragraph-rsid="000aa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bc050" officeooo:paragraph-rsid="000aa6d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a09f" officeooo:paragraph-rsid="000aa6d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66c1" officeooo:paragraph-rsid="000aa6d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76d53c" officeooo:paragraph-rsid="000aa6d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6efee9" officeooo:paragraph-rsid="000aa6d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7058cf" officeooo:paragraph-rsid="000aa6d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9f73e" officeooo:paragraph-rsid="000aa6d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8a09f" officeooo:paragraph-rsid="000aa6d4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76d53c" officeooo:paragraph-rsid="000aa6d4"/>
    </style:style>
    <style:style style:name="P15" style:family="paragraph" style:parent-style-name="Standard">
      <style:text-properties officeooo:rsid="00222bbe" officeooo:paragraph-rsid="000aa6d4"/>
    </style:style>
    <style:style style:name="P16" style:family="paragraph" style:parent-style-name="Standard">
      <style:text-properties officeooo:rsid="00304f01" officeooo:paragraph-rsid="000aa6d4"/>
    </style:style>
    <style:style style:name="P17" style:family="paragraph" style:parent-style-name="Standard">
      <style:text-properties officeooo:rsid="0022e35e" officeooo:paragraph-rsid="000aa6d4"/>
    </style:style>
    <style:style style:name="P18" style:family="paragraph" style:parent-style-name="Standard">
      <style:text-properties officeooo:rsid="00245d6b" officeooo:paragraph-rsid="000aa6d4"/>
    </style:style>
    <style:style style:name="P19" style:family="paragraph" style:parent-style-name="Standard">
      <style:text-properties officeooo:rsid="0021d7d6" officeooo:paragraph-rsid="000aa6d4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weight="normal" officeooo:rsid="002a750c" officeooo:paragraph-rsid="000aa6d4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04ddaa6" officeooo:paragraph-rsid="000aa6d4"/>
    </style:style>
    <style:style style:name="T1" style:family="text">
      <style:text-properties officeooo:rsid="000989d0"/>
    </style:style>
    <style:style style:name="T2" style:family="text">
      <style:text-properties fo:font-size="14pt" officeooo:rsid="000989d0" style:font-size-asian="14pt" style:font-size-complex="14pt"/>
    </style:style>
    <style:style style:name="T3" style:family="text">
      <style:text-properties fo:font-size="14pt" fo:font-weight="bold" officeooo:rsid="000989d0" style:font-size-asian="14pt" style:font-weight-asian="bold" style:font-size-complex="14pt" style:font-weight-complex="bold"/>
    </style:style>
    <style:style style:name="T4" style:family="text">
      <style:text-properties fo:color="#9cdcfe" style:font-name="Droid Sans Mono" fo:font-size="10.5pt" fo:font-weight="normal" fo:background-color="#1e1e1e" loext:char-shading-value="0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ce9178" style:font-name="Droid Sans Mono" fo:font-size="10.5pt" fo:font-weight="normal" fo:background-color="#1e1e1e" loext:char-shading-value="0"/>
    </style:style>
    <style:style style:name="T7" style:family="text">
      <style:text-properties officeooo:rsid="00304f01"/>
    </style:style>
    <style:style style:name="T8" style:family="text">
      <style:text-properties officeooo:rsid="00245d6b"/>
    </style:style>
    <style:style style:name="T9" style:family="text">
      <style:text-properties officeooo:rsid="0031799a"/>
    </style:style>
    <style:style style:name="T10" style:family="text">
      <style:text-properties officeooo:rsid="0076d53c"/>
    </style:style>
    <style:style style:name="T11" style:family="text">
      <style:text-properties officeooo:rsid="005bbfe4"/>
    </style:style>
    <style:style style:name="T12" style:family="text">
      <style:text-properties officeooo:rsid="005d5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3">P3 FOOD</text:span></text:p>
      <text:p text:style-name="Standard"><text:span text:style-name="T3"/></text:p>
      <text:p text:style-name="Standard"><text:span text:style-name="T3"/></text:p>
      <text:p text:style-name="P14">Le fichier json :</text:p>
      <text:p text:style-name="P14"/>
      <text:p text:style-name="P15">création d’un fichier json qui gère les dépendances, librairies, packages pour faire fonctioner notre buibui .</text:p>
      <text:p text:style-name="P16">Commande :</text:p>
      <text:p text:style-name="P15">npm est une interface de ligne de commande intégré à node.js…</text:p>
      <text:p text:style-name="P15">npm init </text:p>
      <text:p text:style-name="P16">dans json , script , code pour compiler de scss à css:</text:p>
      <text:p text:style-name="P16"><text:span text:style-name="T4">"sass"</text:span><text:span text:style-name="T5">: </text:span><text:span text:style-name="T6">"sass --watch ./sass/main.scss:./public/css/style.css"</text:span></text:p>
      <text:p text:style-name="P17"><text:span text:style-name="T7">pour </text:span>lancer le script </text:p>
      <text:p text:style-name="P17">npm ru<text:span text:style-name="T8">n « nom-du-script »</text:span></text:p>
      <text:p text:style-name="P18">flag <text:s/>--style permet de dire comment on veut que scss soit compilé nesteed, compressed, expanded ou compact...</text:p>
      <text:p text:style-name="P19">ressources : </text:p>
      <text:p text:style-name="P19">node.js</text:p>
      <text:p text:style-name="P19">live sass compiler</text:p>
      <text:p text:style-name="P19"/>
      <text:p text:style-name="P19"/>
      <text:p text:style-name="P8">sass dif<text:span text:style-name="T9">f</text:span>erent de scss en pratiqe en parle de sass… </text:p>
      <text:p text:style-name="P8"/>
      <text:p text:style-name="P9">Autoprofixer :</text:p>
      <text:p text:style-name="P9"/>
      <text:p text:style-name="P10">Pour assurer le fonctionnement de certaine propriétés non standardisés, on doit l’adapter au navigateurs en écrivant du code, <text:s/>des préfixes devant les valeurs … </text:p>
      <text:p text:style-name="P10">pour chrome et safari-→<text:span text:style-name="T10"> <text:s text:c="2"/></text:span><text:s/>exemple : display : - webkit <text:s/>- box , ms pour microsoft et moz pour firefox…</text:p>
      <text:p text:style-name="P10">plugin autoprofixer le fait automatiquement là ou il le fault</text:p>
      <text:p text:style-name="P10">pour l’installer utilise npm , pour autoprefixer, PsstCSS et PostCSS-CLI (postC… est un outil de ligne de commande pour faire tourner Autoprofixer).</text:p>
      <text:p text:style-name="P11">Pour installer les 3 d’un coup npm install autoprefixer postcss post-cli-g</text:p>
      <text:p text:style-name="P11"/>
      <text:p text:style-name="P11"/>
      <text:p text:style-name="P12"><text:span text:style-name="T10">différentes </text:span>propriété :</text:p>
      <text:p text:style-name="P20"/>
      <text:p text:style-name="P2">text shadow : <text:span text:style-name="T11">1px 1px 2px black</text:span></text:p>
      <text:p text:style-name="P3">deux premières valeurs lengt par rapport à <text:span text:style-name="T12">décalage </text:span>X et y 3 valeur valeur de flou </text:p>
      <text:p text:style-name="P4">box-shadow : 2px 3px </text:p>
      <text:p text:style-name="P4">les deux premières valeurs correspondent àu decalage par rapport au x et y droite et en haut si positif</text:p>
      <text:p text:style-name="P5">3 valeur blur radius correspond au flou de l’ombre</text:p>
      <text:p text:style-name="P5">4 valeur spread radius à l’étalement de l’ombre.</text:p>
      <text:p text:style-name="P5"/>
      <text:p text:style-name="P6">White-space : nowrap ;</text:p>
      <text:p text:style-name="P6">owerflow : hidden ;</text:p>
      <text:p text:style-name="P6">text-overflow : ellipsis ;</text:p>
      <text:p text:style-name="P6">pour un gradient de couleur utilisé la propriété color et non background-color a revoir...</text:p>
      <text:p text:style-name="P6"/>
      <text:p text:style-name="P6"/>
      <text:p text:style-name="P5"/>
      <text:p text:style-name="P5"><text:soft-page-break/></text:p>
      <text:p text:style-name="P13">Extensions pour vsc :</text:p>
      <text:p text:style-name="P7"/>
      <text:p text:style-name="P21">auto rename tag extension vsc</text:p>
      <text:p text:style-name="P1"><text:span text:style-name="T3">auto close tag</text:span></text:p>
      <text:p text:style-name="Standard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9:59:37.659246065</meta:creation-date>
    <dc:date>2022-04-04T10:10:06.664166625</dc:date>
    <meta:editing-duration>PT10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290" meta:character-count="1723" meta:non-whitespace-character-count="1452"/>
  </office:meta>
</office:document-meta>
</file>